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00B0000000BE24D768F29DC84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" svg:font-family="Mangal"/>
    <style:font-face style:name="OpenSymbol" svg:font-family="OpenSymbo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51mm"/>
    </style:style>
    <style:style style:name="co2" style:family="table-column">
      <style:table-column-properties fo:break-before="auto" style:column-width="6.03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106.17mm"/>
    </style:style>
    <style:style style:name="co5" style:family="table-column">
      <style:table-column-properties fo:break-before="auto" style:column-width="47.7mm"/>
    </style:style>
    <style:style style:name="co6" style:family="table-column">
      <style:table-column-properties fo:break-before="auto" style:column-width="22.52mm"/>
    </style:style>
    <style:style style:name="ro1" style:family="table-row">
      <style:table-row-properties style:row-height="43.39mm" fo:break-before="auto" style:use-optimal-row-height="fals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13.04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10.99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 style:data-style-name="N3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2e343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2e343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2e343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Symbo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06pt solid #2e3436" fo:padding="0.71mm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 style:data-style-name="N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2e3436" fo:padding="0.71mm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ttendance" table:style-name="ta1">
        <office:forms form:automatic-focus="false" form:apply-design-mode="false"/>
        <table:shapes>
          <draw:frame draw:z-index="0" draw:name="Graphics 3" draw:style-name="gr1" draw:text-style-name="P1" svg:width="3.8mm" svg:height="6.58mm" svg:x="70.89mm" svg:y="66.72mm">
            <draw:image xlink:href="Pictures/100002000000000B0000000BE24D768F29DC8414.png" xlink:type="simple" xlink:show="embed" xlink:actuate="onLoad">
              <text:p/>
            </draw:image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visibility="collapse" table:default-cell-style-name="ce13"/>
        <table:table-column table:style-name="co6" table:number-columns-repeated="251" table:default-cell-style-name="ce13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5" table:number-rows-spanned="1">
              <text:p>                    [onshow.system_name]</text:p>
              <text:p>                       Youth Group</text:p>
              <text:p/>
              <text:p>                      Sign in, sign out Register</text:p>
            </table:table-cell>
            <table:covered-table-cell table:number-columns-repeated="4" table:style-name="ce1"/>
            <table:table-cell table:style-name="ce10" table:number-columns-repeated="1019"/>
          </table:table-row>
          <table:table-row table:style-name="ro2">
            <table:table-cell table:style-name="ce2" table:formula="of:=TODAY()-WEEKDAY(TODAY())+6+IF(WEEKDAY(TODAY())&gt;5;IF(TIMEVALUE(CONCATENATE(HOUR(NOW());&quot;:&quot;;MINUTE(NOW())))&gt;TIMEVALUE(&quot;18:30&quot;);7;0);0)" office:value-type="date" office:date-value="2018-01-19" calcext:value-type="date" table:number-columns-spanned="4" table:number-rows-spanned="1">
              <text:p>Friday, 19 January 2018</text:p>
            </table:table-cell>
            <table:covered-table-cell table:number-columns-repeated="3" table:style-name="ce2"/>
            <table:table-cell table:style-name="ce9"/>
            <table:table-cell table:style-name="ce10" table:number-columns-repeated="1019"/>
          </table:table-row>
          <table:table-row table:style-name="ro3">
            <table:table-cell table:style-name="ce6" office:value-type="string" calcext:value-type="string" table:number-columns-spanned="5" table:number-rows-spanned="1">
              <text:p>By signing this register, you are declaring, to us, that you have the authority to leave the named child in our care.</text:p>
              <text:p/>
              <text:p><text:span text:style-name="T1">This week you are also consenting to the child going to xxx in yyy. </text:span></text:p>
              <text:p><text:span text:style-name="T1">- Unless you let us know otherwise, we expect your child to be picked up at the church building. </text:span></text:p>
              <text:p><text:span text:style-name="T1">- If you are coming with us, you must also sign the 'parent' register. </text:span></text:p>
              <text:p><text:span text:style-name="T1">- Intended finish time, at the church building is 8:30pm</text:span></text:p>
            </table:table-cell>
            <table:covered-table-cell table:number-columns-repeated="4" table:style-name="ce6"/>
            <table:table-cell table:style-name="ce10" table:number-columns-repeated="1019"/>
          </table:table-row>
          <table:table-row table:style-name="ro4">
            <table:table-cell table:style-name="ce4" office:value-type="string" calcext:value-type="string">
              <text:p>Name</text:p>
            </table:table-cell>
            <table:table-cell table:style-name="ce7"/>
            <table:table-cell table:style-name="ce4" office:value-type="string" calcext:value-type="string">
              <text:p>Sign in</text:p>
            </table:table-cell>
            <table:table-cell table:style-name="ce4" office:value-type="string" calcext:value-type="string">
              <text:p>Who will pick up?</text:p>
            </table:table-cell>
            <table:table-cell table:style-name="ce4" office:value-type="string" calcext:value-type="string">
              <text:p>Sign out</text:p>
            </table:table-cell>
            <table:table-cell table:style-name="ce10" table:number-columns-repeated="1019"/>
          </table:table-row>
        </table:table-header-rows>
        <table:table-row table:style-name="ro4" table:visibility="collapse">
          <table:table-cell table:style-name="ce5" office:value-type="string" calcext:value-type="string">
            <text:p>Avery, Alex</text:p>
          </table:table-cell>
          <table:table-cell table:style-name="ce7"/>
          <table:table-cell table:style-name="ce4" table:number-columns-repeated="3"/>
          <table:table-cell table:style-name="ce10" table:number-columns-repeated="1019"/>
        </table:table-row>
        <table:table-row table:style-name="ro4">
          <table:table-cell table:style-name="ce5" office:value-type="string" calcext:value-type="string">
            <text:p>[person.last_name;block=tbs:row], [person.first_name]</text:p>
          </table:table-cell>
          <table:table-cell table:style-name="ce7"/>
          <table:table-cell table:style-name="line1" table:formula="of:=IF(INDIRECT(&quot;F&quot;&amp;ROW())=INDIRECT(&quot;F&quot;&amp;ROW()-1);T(ORG.OPENOFFICE.STYLE(&quot;line2&quot;));T(ORG.OPENOFFICE.STYLE(&quot;line1&quot;)))">
            <text:p/>
          </table:table-cell>
          <table:table-cell table:style-name="line1" table:formula="of:=IF(INDIRECT(&quot;F&quot;&amp;ROW())=INDIRECT(&quot;F&quot;&amp;ROW()-1);T(ORG.OPENOFFICE.STYLE(&quot;line2&quot;));T(ORG.OPENOFFICE.STYLE(&quot;line1&quot;)))">
            <text:p/>
          </table:table-cell>
          <table:table-cell table:style-name="line1" table:formula="of:=IF(INDIRECT(&quot;F&quot;&amp;ROW())=INDIRECT(&quot;F&quot;&amp;ROW()-1);T(ORG.OPENOFFICE.STYLE(&quot;line2&quot;));T(ORG.OPENOFFICE.STYLE(&quot;line1&quot;)))">
            <text:p/>
          </table:table-cell>
          <table:table-cell table:style-name="ce10" office:value-type="string" calcext:value-type="string">
            <text:p>[person.family_name] </text:p>
          </table:table-cell>
          <table:table-cell table:style-name="ce10" table:number-columns-repeated="1018"/>
        </table:table-row>
        <table:table-row table:style-name="ro5" table:visibility="collapse">
          <table:table-cell table:style-name="ce5" office:value-type="string" calcext:value-type="string">
            <text:p>Watson, Elouise</text:p>
          </table:table-cell>
          <table:table-cell table:style-name="ce5"/>
          <table:table-cell table:style-name="ce15" table:number-columns-repeated="1022"/>
        </table:table-row>
        <table:table-row table:style-name="ro5" table:number-rows-repeated="4">
          <table:table-cell table:style-name="ce5" table:number-columns-repeated="5"/>
          <table:table-cell table:style-name="ce15" table:number-columns-repeated="1019"/>
        </table:table-row>
        <table:table-row table:style-name="ro6" table:number-rows-repeated="1048502">
          <table:table-cell table:number-columns-repeated="1024"/>
        </table:table-row>
        <table:table-row table:style-name="ro7" table:number-rows-repeated="6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Attendance.$A$1" table:cell-range-address="$Attendance.$A$1:.$E$1048576"/>
          <table:named-range table:name="Excel_BuiltIn_Print_Titles" table:base-cell-address="$Attendance.$A$1" table:cell-range-address="$Attendance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" svg:font-family="Mangal"/>
    <style:font-face style:name="OpenSymbol" svg:font-family="OpenSymbo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Lucid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size-complex="16pt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angal" fo:font-family="Mangal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size-complex="10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angal" fo:font-family="Mangal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size-complex="10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angal" fo:font-family="Mangal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size-complex="10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angal" fo:font-family="Mangal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size-complex="10pt" style:font-style-complex="normal" style:font-weight-complex="normal"/>
    </style:style>
    <style:style style:name="Pivot_20_Table_20_Title" style:display-name="Pivot Table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angal" fo:font-family="Mangal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size-complex="10pt" style:font-style-complex="normal" style:font-weight-complex="normal"/>
    </style:style>
    <style:style style:name="Pivot_20_Table_20_Value" style:display-name="Pivot Table Valu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angal" fo:font-family="Mangal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size-complex="10pt" style:font-style-complex="normal" style:font-weight-complex="normal"/>
    </style:style>
    <style:style style:name="Res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size-complex="10pt" style:font-style-complex="italic" style:font-weight-complex="bold"/>
    </style:style>
    <style:style style:name="Result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size-complex="10pt" style:font-style-complex="italic" style:font-weight-complex="bold"/>
    </style:style>
    <style:style style:name="line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2e3436" style:direction="ltr" fo:padding="0.71mm" fo:border-right="0.06pt solid #2e3436" style:rotation-angle="0" style:rotation-align="none" style:shrink-to-fit="false" fo:border-top="0.06pt solid #2e3436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size-complex="14pt" style:font-style-complex="normal" style:font-weight-complex="bold"/>
    </style:style>
    <style:style style:name="line2" style:family="table-cell" style:parent-style-name="line1">
      <style:table-cell-properties fo:border-bottom="none" fo:border-left="0.06pt solid #2e3436" fo:border-right="0.06pt solid #2e3436" fo:border-top="none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4.99mm" fo:margin-bottom="10mm" fo:margin-left="14.01mm" fo:margin-right="14.01mm" loext:scale-to-X="1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 style:data-style-name="N2" text:time-value="16:32:54.582714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0T16:33:11.464168052</dc:date>
    <meta:print-date>2017-12-07T15:05:14.442789234</meta:print-date>
    <meta:editing-cycles>15</meta:editing-cycles>
    <meta:editing-duration>PT1H6M50S</meta:editing-duration>
    <meta:generator>LibreOffice/5.4.4.2$Linux_X86_64 LibreOffice_project/40m0$Build-2</meta:generator>
    <meta:document-statistic meta:table-count="1" meta:cell-count="14" meta:object-count="1"/>
  </office:meta>
</office:document-meta>
</file>